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28cm"/>
    </style:style>
    <style:style style:name="co2" style:family="table-column">
      <style:table-column-properties fo:break-before="auto" style:column-width="1.3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3"/>
          <table:table-cell office:value-type="string">
            <text:p>compiled for P4</text:p>
          </table:table-cell>
          <table:table-cell table:number-columns-repeated="8"/>
        </table:table-row>
        <table:table-row table:style-name="ro1">
          <table:table-cell office:value-type="string">
            <text:p>machine</text:p>
          </table:table-cell>
          <table:table-cell office:value-type="string">
            <text:p>atom single</text:p>
          </table:table-cell>
          <table:table-cell table:formula="of:=[.B2]" office:value-type="string" office:string-value="atom single">
            <text:p>atom single</text:p>
          </table:table-cell>
          <table:table-cell office:value-type="string">
            <text:p>cyprus</text:p>
          </table:table-cell>
          <table:table-cell table:number-columns-repeated="7"/>
          <table:table-cell office:value-type="string">
            <text:p>maui</text:p>
          </table:table-cell>
        </table:table-row>
        <table:table-row table:style-name="ro1">
          <table:table-cell office:value-type="string">
            <text:p>cor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nVPV4</text:p>
          </table:table-cell>
          <table:table-cell office:value-type="float" office:value="0.48">
            <text:p>0.48</text:p>
          </table:table-cell>
          <table:table-cell office:value-type="float" office:value="1.1">
            <text:p>1.1</text:p>
          </table:table-cell>
          <table:table-cell office:value-type="float" office:value="0.062">
            <text:p>0.062</text:p>
          </table:table-cell>
          <table:table-cell office:value-type="float" office:value="0.065">
            <text:p>0.065</text:p>
          </table:table-cell>
          <table:table-cell office:value-type="float" office:value="0.066">
            <text:p>0.066</text:p>
          </table:table-cell>
          <table:table-cell table:number-columns-repeated="2" office:value-type="float" office:value="0.065">
            <text:p>0.065</text:p>
          </table:table-cell>
          <table:table-cell table:formula="of:=[.H4]" office:value-type="float" office:value="0.065">
            <text:p>0.065</text:p>
          </table:table-cell>
          <table:table-cell table:formula="of:=[.I4]" office:value-type="float" office:value="0.065">
            <text:p>0.065</text:p>
          </table:table-cell>
          <table:table-cell office:value-type="float" office:value="0.065">
            <text:p>0.065</text:p>
          </table:table-cell>
          <table:table-cell/>
        </table:table-row>
        <table:table-row table:style-name="ro1">
          <table:table-cell office:value-type="string">
            <text:p>nVPV5</text:p>
          </table:table-cell>
          <table:table-cell office:value-type="float" office:value="0.19">
            <text:p>0.19</text:p>
          </table:table-cell>
          <table:table-cell office:value-type="float" office:value="0.64">
            <text:p>0.64</text:p>
          </table:table-cell>
          <table:table-cell office:value-type="float" office:value="0.028">
            <text:p>0.028</text:p>
          </table:table-cell>
          <table:table-cell table:formula="of:=[.D5]" office:value-type="float" office:value="0.028">
            <text:p>0.028</text:p>
          </table:table-cell>
          <table:table-cell office:value-type="float" office:value="0.028">
            <text:p>0.028</text:p>
          </table:table-cell>
          <table:table-cell table:formula="of:=[.F5]" office:value-type="float" office:value="0.028">
            <text:p>0.028</text:p>
          </table:table-cell>
          <table:table-cell office:value-type="float" office:value="0.029">
            <text:p>0.029</text:p>
          </table:table-cell>
          <table:table-cell table:formula="of:=[.H5]" office:value-type="float" office:value="0.029">
            <text:p>0.029</text:p>
          </table:table-cell>
          <table:table-cell table:formula="of:=0.028" office:value-type="float" office:value="0.028">
            <text:p>0.028</text:p>
          </table:table-cell>
          <table:table-cell office:value-type="float" office:value="0.029">
            <text:p>0.029</text:p>
          </table:table-cell>
          <table:table-cell/>
        </table:table-row>
        <table:table-row table:style-name="ro1">
          <table:table-cell office:value-type="string">
            <text:p>nVPV6</text:p>
          </table:table-cell>
          <table:table-cell office:value-type="float" office:value="0.33">
            <text:p>0.33</text:p>
          </table:table-cell>
          <table:table-cell office:value-type="float" office:value="0.77">
            <text:p>0.77</text:p>
          </table:table-cell>
          <table:table-cell office:value-type="float" office:value="0.042">
            <text:p>0.042</text:p>
          </table:table-cell>
          <table:table-cell table:formula="of:=[.D6]" office:value-type="float" office:value="0.042">
            <text:p>0.042</text:p>
          </table:table-cell>
          <table:table-cell office:value-type="float" office:value="0.043">
            <text:p>0.043</text:p>
          </table:table-cell>
          <table:table-cell office:value-type="float" office:value="0.044">
            <text:p>0.044</text:p>
          </table:table-cell>
          <table:table-cell office:value-type="float" office:value="0.045">
            <text:p>0.045</text:p>
          </table:table-cell>
          <table:table-cell table:number-columns-repeated="2" office:value-type="float" office:value="0.044">
            <text:p>0.044</text:p>
          </table:table-cell>
          <table:table-cell office:value-type="float" office:value="0.046">
            <text:p>0.046</text:p>
          </table:table-cell>
          <table:table-cell/>
        </table:table-row>
        <table:table-row table:style-name="ro1">
          <table:table-cell office:value-type="string">
            <text:p>nVPV7</text:p>
          </table:table-cell>
          <table:table-cell office:value-type="float" office:value="1.2">
            <text:p>1.2</text:p>
          </table:table-cell>
          <table:table-cell office:value-type="float" office:value="0.85">
            <text:p>0.85</text:p>
          </table:table-cell>
          <table:table-cell office:value-type="float" office:value="0.21">
            <text:p>0.21</text:p>
          </table:table-cell>
          <table:table-cell office:value-type="float" office:value="0.11">
            <text:p>0.11</text:p>
          </table:table-cell>
          <table:table-cell office:value-type="float" office:value="0.075">
            <text:p>0.075</text:p>
          </table:table-cell>
          <table:table-cell office:value-type="float" office:value="0.056">
            <text:p>0.056</text:p>
          </table:table-cell>
          <table:table-cell office:value-type="float" office:value="0.046">
            <text:p>0.046</text:p>
          </table:table-cell>
          <table:table-cell office:value-type="float" office:value="0.041">
            <text:p>0.041</text:p>
          </table:table-cell>
          <table:table-cell office:value-type="float" office:value="0.034">
            <text:p>0.034</text:p>
          </table:table-cell>
          <table:table-cell office:value-type="float" office:value="0.039">
            <text:p>0.039</text:p>
          </table:table-cell>
          <table:table-cell/>
        </table:table-row>
        <table:table-row table:style-name="ro1">
          <table:table-cell office:value-type="string">
            <text:p>nVPV8</text:p>
          </table:table-cell>
          <table:table-cell office:value-type="float" office:value="0.46">
            <text:p>0.46</text:p>
          </table:table-cell>
          <table:table-cell office:value-type="float" office:value="0.4">
            <text:p>0.4</text:p>
          </table:table-cell>
          <table:table-cell office:value-type="float" office:value="0.079">
            <text:p>0.079</text:p>
          </table:table-cell>
          <table:table-cell office:value-type="float" office:value="0.042">
            <text:p>0.042</text:p>
          </table:table-cell>
          <table:table-cell office:value-type="float" office:value="0.028">
            <text:p>0.028</text:p>
          </table:table-cell>
          <table:table-cell office:value-type="float" office:value="0.021">
            <text:p>0.021</text:p>
          </table:table-cell>
          <table:table-cell office:value-type="float" office:value="0.0173">
            <text:p>0.0173</text:p>
          </table:table-cell>
          <table:table-cell table:number-columns-repeated="2" office:value-type="float" office:value="0.015">
            <text:p>0.015</text:p>
          </table:table-cell>
          <table:table-cell office:value-type="float" office:value="0.016">
            <text:p>0.01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cores</text:p>
          </table:table-cell>
          <table:table-cell table:formula="of:=[.D3]" office:value-type="float" office:value="1">
            <text:p>1</text:p>
          </table:table-cell>
          <table:table-cell table:formula="of:=[.E3]" office:value-type="float" office:value="2">
            <text:p>2</text:p>
          </table:table-cell>
          <table:table-cell table:formula="of:=[.F3]" office:value-type="float" office:value="3">
            <text:p>3</text:p>
          </table:table-cell>
          <table:table-cell table:formula="of:=[.G3]" office:value-type="float" office:value="4">
            <text:p>4</text:p>
          </table:table-cell>
          <table:table-cell table:formula="of:=[.H3]" office:value-type="float" office:value="5">
            <text:p>5</text:p>
          </table:table-cell>
          <table:table-cell table:formula="of:=[.I3]" office:value-type="float" office:value="6">
            <text:p>6</text:p>
          </table:table-cell>
          <table:table-cell table:formula="of:=[.J3]" office:value-type="float" office:value="7">
            <text:p>7</text:p>
          </table:table-cell>
          <table:table-cell table:formula="of:=[.K3]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nVPV5 simd</text:p>
          </table:table-cell>
          <table:table-cell table:formula="of:=[.D5]" office:value-type="float" office:value="0.028">
            <text:p>0.028</text:p>
          </table:table-cell>
          <table:table-cell table:formula="of:=[.E5]" office:value-type="float" office:value="0.028">
            <text:p>0.028</text:p>
          </table:table-cell>
          <table:table-cell table:formula="of:=[.F5]" office:value-type="float" office:value="0.028">
            <text:p>0.028</text:p>
          </table:table-cell>
          <table:table-cell table:formula="of:=[.G5]" office:value-type="float" office:value="0.028">
            <text:p>0.028</text:p>
          </table:table-cell>
          <table:table-cell table:formula="of:=[.H5]" office:value-type="float" office:value="0.029">
            <text:p>0.029</text:p>
          </table:table-cell>
          <table:table-cell table:formula="of:=[.I5]" office:value-type="float" office:value="0.029">
            <text:p>0.029</text:p>
          </table:table-cell>
          <table:table-cell table:formula="of:=[.J5]" office:value-type="float" office:value="0.028">
            <text:p>0.028</text:p>
          </table:table-cell>
          <table:table-cell table:formula="of:=[.K5]" office:value-type="float" office:value="0.029">
            <text:p>0.029</text:p>
          </table:table-cell>
          <table:table-cell table:formula="of:=[.I11]" office:value-type="float" office:value="0.029">
            <text:p>0.029</text:p>
          </table:table-cell>
          <table:table-cell table:number-columns-repeated="2" office:value-type="float" office:value="0.031">
            <text:p>0.031</text:p>
          </table:table-cell>
        </table:table-row>
        <table:table-row table:style-name="ro1">
          <table:table-cell office:value-type="string">
            <text:p>nVPV8 simd</text:p>
          </table:table-cell>
          <table:table-cell table:formula="of:=[.D8]" office:value-type="float" office:value="0.079">
            <text:p>0.079</text:p>
          </table:table-cell>
          <table:table-cell table:formula="of:=[.E8]" office:value-type="float" office:value="0.042">
            <text:p>0.042</text:p>
          </table:table-cell>
          <table:table-cell table:formula="of:=[.F8]" office:value-type="float" office:value="0.028">
            <text:p>0.028</text:p>
          </table:table-cell>
          <table:table-cell table:formula="of:=[.G8]" office:value-type="float" office:value="0.021">
            <text:p>0.021</text:p>
          </table:table-cell>
          <table:table-cell table:formula="of:=[.H8]" office:value-type="float" office:value="0.0173">
            <text:p>0.0173</text:p>
          </table:table-cell>
          <table:table-cell table:formula="of:=[.I8]" office:value-type="float" office:value="0.015">
            <text:p>0.015</text:p>
          </table:table-cell>
          <table:table-cell table:formula="of:=[.J8]" office:value-type="float" office:value="0.015">
            <text:p>0.015</text:p>
          </table:table-cell>
          <table:table-cell table:formula="of:=[.K8]" office:value-type="float" office:value="0.016">
            <text:p>0.016</text:p>
          </table:table-cell>
          <table:table-cell office:value-type="float" office:value="0.01375">
            <text:p>0.01375</text:p>
          </table:table-cell>
          <table:table-cell office:value-type="float" office:value="0.01225">
            <text:p>0.01225</text:p>
          </table:table-cell>
          <table:table-cell office:value-type="float" office:value="0.0105">
            <text:p>0.0105</text:p>
          </table:table-cell>
        </table:table-row>
        <table:table-row table:style-name="ro1">
          <table:table-cell office:value-type="string">
            <text:p>NVPV5 scalar</text:p>
          </table:table-cell>
          <table:table-cell office:value-type="float" office:value="0.069">
            <text:p>0.069</text:p>
          </table:table-cell>
          <table:table-cell office:value-type="float" office:value="0.071">
            <text:p>0.071</text:p>
          </table:table-cell>
          <table:table-cell table:formula="of:=[.C13]" office:value-type="float" office:value="0.071">
            <text:p>0.071</text:p>
          </table:table-cell>
          <table:table-cell office:value-type="float" office:value="0.077">
            <text:p>0.077</text:p>
          </table:table-cell>
          <table:table-cell table:formula="of:=[.E13]" office:value-type="float" office:value="0.077">
            <text:p>0.077</text:p>
          </table:table-cell>
          <table:table-cell table:formula="of:=[.F13]" office:value-type="float" office:value="0.077">
            <text:p>0.077</text:p>
          </table:table-cell>
          <table:table-cell table:formula="of:=[.G13]" office:value-type="float" office:value="0.077">
            <text:p>0.077</text:p>
          </table:table-cell>
          <table:table-cell office:value-type="float" office:value="0.079">
            <text:p>0.079</text:p>
          </table:table-cell>
          <table:table-cell office:value-type="float" office:value="0.076">
            <text:p>0.076</text:p>
          </table:table-cell>
          <table:table-cell office:value-type="float" office:value="0.071">
            <text:p>0.071</text:p>
          </table:table-cell>
          <table:table-cell office:value-type="float" office:value="0.074">
            <text:p>0.074</text:p>
          </table:table-cell>
        </table:table-row>
        <table:table-row table:style-name="ro1">
          <table:table-cell office:value-type="string">
            <text:p>NVPV8 scalar</text:p>
          </table:table-cell>
          <table:table-cell office:value-type="float" office:value="0.205">
            <text:p>0.205</text:p>
          </table:table-cell>
          <table:table-cell office:value-type="float" office:value="0.101">
            <text:p>0.101</text:p>
          </table:table-cell>
          <table:table-cell office:value-type="float" office:value="0.073">
            <text:p>0.073</text:p>
          </table:table-cell>
          <table:table-cell office:value-type="float" office:value="0.055">
            <text:p>0.055</text:p>
          </table:table-cell>
          <table:table-cell office:value-type="float" office:value="0.042">
            <text:p>0.042</text:p>
          </table:table-cell>
          <table:table-cell office:value-type="float" office:value="0.038">
            <text:p>0.038</text:p>
          </table:table-cell>
          <table:table-cell office:value-type="float" office:value="0.031">
            <text:p>0.031</text:p>
          </table:table-cell>
          <table:table-cell table:number-columns-repeated="2" office:value-type="float" office:value="0.033">
            <text:p>0.033</text:p>
          </table:table-cell>
          <table:table-cell office:value-type="float" office:value="0.0285">
            <text:p>0.0285</text:p>
          </table:table-cell>
          <table:table-cell office:value-type="float" office:value="0.026">
            <text:p>0.0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calar/simd</text:p>
          </table:table-cell>
          <table:table-cell table:formula="of:=0.5*([.B14]/[.B12]+[.B13]/[.B11])" office:value-type="float" office:value="2.52961121157324">
            <text:p>2.52961121157324</text:p>
          </table:table-cell>
          <table:table-cell table:formula="of:=0.5*([.C14]/[.C12]+[.C13]/[.C11])" office:value-type="float" office:value="2.4702380952381">
            <text:p>2.4702380952381</text:p>
          </table:table-cell>
          <table:table-cell table:formula="of:=0.5*([.D14]/[.D12]+[.D13]/[.D11])" office:value-type="float" office:value="2.57142857142857">
            <text:p>2.57142857142857</text:p>
          </table:table-cell>
          <table:table-cell table:formula="of:=0.5*([.E14]/[.E12]+[.E13]/[.E11])" office:value-type="float" office:value="2.68452380952381">
            <text:p>2.68452380952381</text:p>
          </table:table-cell>
          <table:table-cell table:formula="of:=0.5*([.F14]/[.F12]+[.F13]/[.F11])" office:value-type="float" office:value="2.54145903926649">
            <text:p>2.54145903926649</text:p>
          </table:table-cell>
          <table:table-cell table:formula="of:=0.5*([.G14]/[.G12]+[.G13]/[.G11])" office:value-type="float" office:value="2.59425287356322">
            <text:p>2.59425287356322</text:p>
          </table:table-cell>
          <table:table-cell table:formula="of:=0.5*([.H14]/[.H12]+[.H13]/[.H11])" office:value-type="float" office:value="2.40833333333333">
            <text:p>2.40833333333333</text:p>
          </table:table-cell>
          <table:table-cell table:formula="of:=0.5*([.I14]/[.I12]+[.I13]/[.I11])" office:value-type="float" office:value="2.39331896551724">
            <text:p>2.39331896551724</text:p>
          </table:table-cell>
          <table:table-cell table:formula="of:=0.5*([.J14]/[.J12]+[.J13]/[.J11])" office:value-type="float" office:value="2.51034482758621">
            <text:p>2.51034482758621</text:p>
          </table:table-cell>
          <table:table-cell table:formula="of:=0.5*([.K14]/[.K12]+[.K13]/[.K11])" office:value-type="float" office:value="2.30842659644503">
            <text:p>2.30842659644503</text:p>
          </table:table-cell>
          <table:table-cell table:formula="of:=AVERAGE([.B16:.K16])" office:value-type="float" office:value="2.50119373234752">
            <text:p>2.50119373234752</text:p>
          </table:table-cell>
        </table:table-row>
        <table:table-row table:style-name="ro1">
          <table:table-cell>
            <draw:frame table:end-cell-address="Sheet1.M40" table:end-x="2.102cm" table:end-y="0.319cm" draw:z-index="1" draw:style-name="gr1" svg:width="20.428cm" svg:height="10.439cm" svg:x="0.331cm" svg:y="0.294cm">
              <draw:object draw:notify-on-update-of-ranges="Sheet1.A10:Sheet1.A10 Sheet1.B10:Sheet1.M10 Sheet1.A11:Sheet1.A11 Sheet1.B11:Sheet1.M11 Sheet1.A10:Sheet1.A10 Sheet1.B10:Sheet1.M10 Sheet1.A12:Sheet1.A12 Sheet1.B12:Sheet1.M12 Sheet1.A10:Sheet1.A10 Sheet1.B10:Sheet1.M10 Sheet1.A13:Sheet1.A13 Sheet1.B13:Sheet1.M13 Sheet1.A10:Sheet1.A10 Sheet1.B10:Sheet1.M10 Sheet1.A14:Sheet1.A14 Sheet1.B14:Sheet1.M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style-name="ce1"/>
          <table:table-cell table:number-columns-repeated="2"/>
        </table:table-row>
        <table:table-row table:style-name="ro1" table:number-rows-repeated="20">
          <table:table-cell table:number-columns-repeated="12"/>
        </table:table-row>
        <table:table-row table:style-name="ro1">
          <table:table-cell/>
          <table:table-cell office:value-type="float" office:value="0.166">
            <text:p>0.166</text:p>
          </table:table-cell>
          <table:table-cell table:formula="of:=1+[.B41]" office:value-type="float" office:value="1.166">
            <text:p>1.166</text:p>
          </table:table-cell>
          <table:table-cell table:formula="of:=1+[.C41]" office:value-type="float" office:value="2.166">
            <text:p>2.166</text:p>
          </table:table-cell>
          <table:table-cell table:formula="of:=2+[.D41]" office:value-type="float" office:value="4.166">
            <text:p>4.166</text:p>
          </table:table-cell>
          <table:table-cell table:number-columns-repeated="7"/>
        </table:table-row>
        <table:table-row table:style-name="ro1">
          <table:table-cell office:value-type="string">
            <text:p>nVPV5 cell simd</text:p>
          </table:table-cell>
          <table:table-cell office:value-type="float" office:value="0.705">
            <text:p>0.705</text:p>
          </table:table-cell>
          <table:table-cell office:value-type="float" office:value="0.175">
            <text:p>0.175</text:p>
          </table:table-cell>
          <table:table-cell office:value-type="float" office:value="0.097">
            <text:p>0.097</text:p>
          </table:table-cell>
          <table:table-cell office:value-type="float" office:value="0.061">
            <text:p>0.061</text:p>
          </table:table-cell>
          <table:table-cell table:number-columns-repeated="7"/>
        </table:table-row>
        <table:table-row table:style-name="ro1">
          <table:table-cell>
            <draw:frame table:end-cell-address="Sheet1.K63" table:end-x="1.167cm" table:end-y="0.027cm" draw:z-index="2" draw:style-name="gr1" svg:width="16.971cm" svg:height="8.766cm" svg:x="0.11cm" svg:y="0.363cm">
              <draw:object draw:notify-on-update-of-ranges="Sheet1.A41:Sheet1.A41 Sheet1.B41:Sheet1.E41 Sheet1.A42:Sheet1.A42 Sheet1.B42:Sheet1.E4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6">
          <table:table-cell table:number-columns-repeated="12"/>
        </table:table-row>
        <table:table-row table:style-name="ro1">
          <table:table-cell>
            <draw:frame table:end-cell-address="Sheet1.G91" table:end-x="1.004cm" table:end-y="0.423cm" draw:z-index="0" draw:style-name="gr1" svg:width="11.053cm" svg:height="9.588cm" svg:x="0.578cm" svg:y="0.435cm">
              <draw:object draw:notify-on-update-of-ranges="Sheet1.A11:Sheet1.A11 Sheet1.B11:Sheet1.K11 Sheet1.A12:Sheet1.A12 Sheet1.B12:Sheet1.K12 Sheet1.A13:Sheet1.A13 Sheet1.B13:Sheet1.K13 Sheet1.A14:Sheet1.A14 Sheet1.B14:Sheet1.K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</table:table>
      <table:table table:name="Sheet2" table:style-name="ta1" table:print="false">
        <office:forms form:automatic-focus="false" form:apply-design-mode="false"/>
        <table:table-column table:style-name="co5" table:number-columns-repeated="14" table:default-cell-style-name="Default"/>
        <table:table-row table:style-name="ro1">
          <table:table-cell office:value-type="string">
            <text:p>New version of V8</text:p>
          </table:table-cell>
          <table:table-cell table:number-columns-repeated="13"/>
        </table:table-row>
        <table:table-row table:style-name="ro1">
          <table:table-cell office:value-type="string">
            <text:p>Cores</text:p>
          </table:table-cell>
          <table:table-cell office:value-type="string">
            <text:p>V8 simd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3225">
            <text:p>0.03225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3225">
            <text:p>0.03225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675">
            <text:p>0.01675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675">
            <text:p>0.01675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7">
            <text:p>0.017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7">
            <text:p>0.017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15">
            <text:p>0.0115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2">
            <text:p>0.012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2">
            <text:p>0.012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225">
            <text:p>0.01225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825">
            <text:p>0.00825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9">
            <text:p>0.009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9">
            <text:p>0.009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9">
            <text:p>0.009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725">
            <text:p>0.00725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725">
            <text:p>0.00725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75">
            <text:p>0.0075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75">
            <text:p>0.0075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875">
            <text:p>0.00875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775">
            <text:p>0.00775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675">
            <text:p>0.00675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1025">
            <text:p>0.01025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625">
            <text:p>0.00625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575">
            <text:p>0.00575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9">
            <text:p>0.009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65">
            <text:p>0.0065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775">
            <text:p>0.00775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8">
            <text:p>0.008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8">
            <text:p>0.008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82">
            <text:p>0.0082</text:p>
          </table:table-cell>
          <table:table-cell table:number-columns-repeated="2"/>
          <table:table-cell>
            <draw:frame table:end-cell-address="Sheet2.N64" table:end-x="1.2cm" table:end-y="0.307cm" draw:z-index="0" draw:style-name="gr1" svg:width="21.209cm" svg:height="13.43cm" svg:x="0.425cm" svg:y="0.48cm">
              <draw:object draw:notify-on-update-of-ranges="Sheet2.A2:Sheet2.A2 Sheet2.A3:Sheet2.A66 Sheet2.B2:Sheet2.B2 Sheet2.B3:Sheet2.B6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8"/>
          <table:table-cell>
            <draw:frame table:end-cell-address="Sheet2.T60" table:end-x="1.451cm" table:end-y="0.252cm" draw:z-index="1" draw:style-name="gr1" svg:width="13.377cm" svg:height="11.595cm" svg:x="1.784cm" svg:y="0.454cm">
              <draw:object draw:notify-on-update-of-ranges="Sheet2.A31:Sheet2.A66 Sheet2.B31:Sheet2.B6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7">
            <text:p>0.007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725">
            <text:p>0.00725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7">
            <text:p>0.007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75">
            <text:p>0.0075</text:p>
          </table:table-cell>
          <table:table-cell table:number-columns-repeated="12"/>
        </table:table-row>
        <table:table-row table:style-name="ro1">
          <table:table-cell table:formula="of:=[.A35]+1" office:value-type="float" office:value="10">
            <text:p>10</text:p>
          </table:table-cell>
          <table:table-cell office:value-type="float" office:value="0.00675">
            <text:p>0.00675</text:p>
          </table:table-cell>
          <table:table-cell table:number-columns-repeated="12"/>
        </table:table-row>
        <table:table-row table:style-name="ro1">
          <table:table-cell table:formula="of:=[.A36]+1" office:value-type="float" office:value="10">
            <text:p>10</text:p>
          </table:table-cell>
          <table:table-cell office:value-type="float" office:value="0.00675">
            <text:p>0.00675</text:p>
          </table:table-cell>
          <table:table-cell table:number-columns-repeated="12"/>
        </table:table-row>
        <table:table-row table:style-name="ro1">
          <table:table-cell table:formula="of:=[.A37]+1" office:value-type="float" office:value="10">
            <text:p>10</text:p>
          </table:table-cell>
          <table:table-cell office:value-type="float" office:value="0.0065">
            <text:p>0.0065</text:p>
          </table:table-cell>
          <table:table-cell table:number-columns-repeated="12"/>
        </table:table-row>
        <table:table-row table:style-name="ro1">
          <table:table-cell table:formula="of:=[.A38]+1" office:value-type="float" office:value="10">
            <text:p>10</text:p>
          </table:table-cell>
          <table:table-cell office:value-type="float" office:value="0.0065">
            <text:p>0.0065</text:p>
          </table:table-cell>
          <table:table-cell table:number-columns-repeated="12"/>
        </table:table-row>
        <table:table-row table:style-name="ro1">
          <table:table-cell table:formula="of:=[.A39]+1" office:value-type="float" office:value="11">
            <text:p>11</text:p>
          </table:table-cell>
          <table:table-cell office:value-type="float" office:value="0.00625">
            <text:p>0.00625</text:p>
          </table:table-cell>
          <table:table-cell table:number-columns-repeated="12"/>
        </table:table-row>
        <table:table-row table:style-name="ro1">
          <table:table-cell table:formula="of:=[.A40]+1" office:value-type="float" office:value="11">
            <text:p>11</text:p>
          </table:table-cell>
          <table:table-cell office:value-type="float" office:value="0.006">
            <text:p>0.006</text:p>
          </table:table-cell>
          <table:table-cell table:number-columns-repeated="12"/>
        </table:table-row>
        <table:table-row table:style-name="ro1">
          <table:table-cell table:formula="of:=[.A41]+1" office:value-type="float" office:value="11">
            <text:p>11</text:p>
          </table:table-cell>
          <table:table-cell office:value-type="float" office:value="0.0065">
            <text:p>0.0065</text:p>
          </table:table-cell>
          <table:table-cell table:number-columns-repeated="12"/>
        </table:table-row>
        <table:table-row table:style-name="ro1">
          <table:table-cell table:formula="of:=[.A42]+1" office:value-type="float" office:value="11">
            <text:p>11</text:p>
          </table:table-cell>
          <table:table-cell office:value-type="float" office:value="0.0065">
            <text:p>0.0065</text:p>
          </table:table-cell>
          <table:table-cell table:number-columns-repeated="12"/>
        </table:table-row>
        <table:table-row table:style-name="ro1">
          <table:table-cell table:formula="of:=[.A43]+1" office:value-type="float" office:value="12">
            <text:p>12</text:p>
          </table:table-cell>
          <table:table-cell office:value-type="float" office:value="0.0065">
            <text:p>0.0065</text:p>
          </table:table-cell>
          <table:table-cell table:number-columns-repeated="12"/>
        </table:table-row>
        <table:table-row table:style-name="ro1">
          <table:table-cell table:formula="of:=[.A44]+1" office:value-type="float" office:value="12">
            <text:p>12</text:p>
          </table:table-cell>
          <table:table-cell office:value-type="float" office:value="0.006">
            <text:p>0.006</text:p>
          </table:table-cell>
          <table:table-cell table:number-columns-repeated="12"/>
        </table:table-row>
        <table:table-row table:style-name="ro1">
          <table:table-cell table:formula="of:=[.A45]+1" office:value-type="float" office:value="12">
            <text:p>12</text:p>
          </table:table-cell>
          <table:table-cell office:value-type="float" office:value="0.006">
            <text:p>0.006</text:p>
          </table:table-cell>
          <table:table-cell table:number-columns-repeated="12"/>
        </table:table-row>
        <table:table-row table:style-name="ro1">
          <table:table-cell table:formula="of:=[.A46]+1" office:value-type="float" office:value="12">
            <text:p>12</text:p>
          </table:table-cell>
          <table:table-cell office:value-type="float" office:value="0.006">
            <text:p>0.006</text:p>
          </table:table-cell>
          <table:table-cell table:number-columns-repeated="12"/>
        </table:table-row>
        <table:table-row table:style-name="ro1">
          <table:table-cell table:formula="of:=[.A47]+1" office:value-type="float" office:value="13">
            <text:p>13</text:p>
          </table:table-cell>
          <table:table-cell office:value-type="float" office:value="0.00625">
            <text:p>0.00625</text:p>
          </table:table-cell>
          <table:table-cell table:number-columns-repeated="12"/>
        </table:table-row>
        <table:table-row table:style-name="ro1">
          <table:table-cell table:formula="of:=[.A48]+1" office:value-type="float" office:value="13">
            <text:p>13</text:p>
          </table:table-cell>
          <table:table-cell office:value-type="float" office:value="0.00575">
            <text:p>0.00575</text:p>
          </table:table-cell>
          <table:table-cell table:number-columns-repeated="12"/>
        </table:table-row>
        <table:table-row table:style-name="ro1">
          <table:table-cell table:formula="of:=[.A49]+1" office:value-type="float" office:value="13">
            <text:p>13</text:p>
          </table:table-cell>
          <table:table-cell office:value-type="float" office:value="0.0055">
            <text:p>0.0055</text:p>
          </table:table-cell>
          <table:table-cell table:number-columns-repeated="12"/>
        </table:table-row>
        <table:table-row table:style-name="ro1">
          <table:table-cell table:formula="of:=[.A50]+1" office:value-type="float" office:value="13">
            <text:p>13</text:p>
          </table:table-cell>
          <table:table-cell office:value-type="float" office:value="0.006">
            <text:p>0.006</text:p>
          </table:table-cell>
          <table:table-cell table:number-columns-repeated="12"/>
        </table:table-row>
        <table:table-row table:style-name="ro1">
          <table:table-cell table:formula="of:=[.A51]+1" office:value-type="float" office:value="14">
            <text:p>14</text:p>
          </table:table-cell>
          <table:table-cell office:value-type="float" office:value="0.00575">
            <text:p>0.00575</text:p>
          </table:table-cell>
          <table:table-cell table:number-columns-repeated="12"/>
        </table:table-row>
        <table:table-row table:style-name="ro1">
          <table:table-cell table:formula="of:=[.A52]+1" office:value-type="float" office:value="14">
            <text:p>14</text:p>
          </table:table-cell>
          <table:table-cell office:value-type="float" office:value="0.0055">
            <text:p>0.0055</text:p>
          </table:table-cell>
          <table:table-cell table:number-columns-repeated="12"/>
        </table:table-row>
        <table:table-row table:style-name="ro1">
          <table:table-cell table:formula="of:=[.A53]+1" office:value-type="float" office:value="14">
            <text:p>14</text:p>
          </table:table-cell>
          <table:table-cell office:value-type="float" office:value="0.0055">
            <text:p>0.0055</text:p>
          </table:table-cell>
          <table:table-cell table:number-columns-repeated="12"/>
        </table:table-row>
        <table:table-row table:style-name="ro1">
          <table:table-cell table:formula="of:=[.A54]+1" office:value-type="float" office:value="14">
            <text:p>14</text:p>
          </table:table-cell>
          <table:table-cell office:value-type="float" office:value="0.0055">
            <text:p>0.0055</text:p>
          </table:table-cell>
          <table:table-cell table:number-columns-repeated="12"/>
        </table:table-row>
        <table:table-row table:style-name="ro1">
          <table:table-cell table:formula="of:=[.A55]+1" office:value-type="float" office:value="15">
            <text:p>15</text:p>
          </table:table-cell>
          <table:table-cell office:value-type="float" office:value="0.0055">
            <text:p>0.0055</text:p>
          </table:table-cell>
          <table:table-cell table:number-columns-repeated="12"/>
        </table:table-row>
        <table:table-row table:style-name="ro1">
          <table:table-cell table:formula="of:=[.A56]+1" office:value-type="float" office:value="15">
            <text:p>15</text:p>
          </table:table-cell>
          <table:table-cell office:value-type="float" office:value="0.00525">
            <text:p>0.00525</text:p>
          </table:table-cell>
          <table:table-cell table:number-columns-repeated="12"/>
        </table:table-row>
        <table:table-row table:style-name="ro1">
          <table:table-cell table:formula="of:=[.A57]+1" office:value-type="float" office:value="15">
            <text:p>15</text:p>
          </table:table-cell>
          <table:table-cell office:value-type="float" office:value="0.005">
            <text:p>0.005</text:p>
          </table:table-cell>
          <table:table-cell table:number-columns-repeated="12"/>
        </table:table-row>
        <table:table-row table:style-name="ro1">
          <table:table-cell table:formula="of:=[.A58]+1" office:value-type="float" office:value="15">
            <text:p>15</text:p>
          </table:table-cell>
          <table:table-cell office:value-type="float" office:value="0.00525">
            <text:p>0.00525</text:p>
          </table:table-cell>
          <table:table-cell table:number-columns-repeated="12"/>
        </table:table-row>
        <table:table-row table:style-name="ro1">
          <table:table-cell table:formula="of:=[.A59]+1" office:value-type="float" office:value="16">
            <text:p>16</text:p>
          </table:table-cell>
          <table:table-cell office:value-type="float" office:value="0.00475">
            <text:p>0.00475</text:p>
          </table:table-cell>
          <table:table-cell table:number-columns-repeated="12"/>
        </table:table-row>
        <table:table-row table:style-name="ro1">
          <table:table-cell table:formula="of:=[.A60]+1" office:value-type="float" office:value="16">
            <text:p>16</text:p>
          </table:table-cell>
          <table:table-cell office:value-type="float" office:value="0.0065">
            <text:p>0.0065</text:p>
          </table:table-cell>
          <table:table-cell table:number-columns-repeated="12"/>
        </table:table-row>
        <table:table-row table:style-name="ro1">
          <table:table-cell table:formula="of:=[.A61]+1" office:value-type="float" office:value="16">
            <text:p>16</text:p>
          </table:table-cell>
          <table:table-cell office:value-type="float" office:value="0.00525">
            <text:p>0.00525</text:p>
          </table:table-cell>
          <table:table-cell table:number-columns-repeated="12"/>
        </table:table-row>
        <table:table-row table:style-name="ro1">
          <table:table-cell table:formula="of:=[.A62]+1" office:value-type="float" office:value="16">
            <text:p>16</text:p>
          </table:table-cell>
          <table:table-cell office:value-type="float" office:value="0.0065">
            <text:p>0.0065</text:p>
          </table:table-cell>
          <table:table-cell table:number-columns-repeated="12"/>
        </table:table-row>
        <table:table-row table:style-name="ro1">
          <table:table-cell table:formula="of:=[.A63]+1" office:value-type="float" office:value="17">
            <text:p>17</text:p>
          </table:table-cell>
          <table:table-cell table:number-columns-repeated="13"/>
        </table:table-row>
        <table:table-row table:style-name="ro1">
          <table:table-cell table:formula="of:=[.A64]+1" office:value-type="float" office:value="17">
            <text:p>17</text:p>
          </table:table-cell>
          <table:table-cell table:number-columns-repeated="13"/>
        </table:table-row>
      </table:table>
      <table:table table:name="Sheet3" table:style-name="ta1" table:print="false">
        <office:forms form:automatic-focus="false" form:apply-design-mode="false"/>
        <table:table-column table:style-name="co5" table:number-columns-repeated="6" table:default-cell-style-name="Default"/>
        <table:table-row table:style-name="ro1">
          <table:table-cell table:number-columns-repeated="2"/>
          <table:table-cell office:value-type="string">
            <text:p>Tests of the opencl version running on Maui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pu</text:p>
          </table:table-cell>
          <table:table-cell office:value-type="string">
            <text:p>prog</text:p>
          </table:table-cell>
          <table:table-cell office:value-type="string">
            <text:p>opt</text:p>
          </table:table-cell>
          <table:table-cell office:value-type="string">
            <text:p>reglen</text:p>
          </table:table-cell>
          <table:table-cell office:value-type="string">
            <text:p>cpu</text:p>
          </table:table-cell>
          <table:table-cell office:value-type="string">
            <text:p>time</text:p>
          </table:table-cell>
        </table:table-row>
        <table:table-row table:style-name="ro1">
          <table:table-cell office:value-type="string">
            <text:p>Nvidia 8 series</text:p>
          </table:table-cell>
          <table:table-cell office:value-type="string">
            <text:p>nVPV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entium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string">
            <text:p>Nvidia 8 series</text:p>
          </table:table-cell>
          <table:table-cell table:formula="of:=[.B4]" office:value-type="string" office:string-value="nVPV6">
            <text:p>nVPV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p4</text:p>
          </table:table-cell>
          <table:table-cell office:value-type="float" office:value="0.095">
            <text:p>0.095</text:p>
          </table:table-cell>
        </table:table-row>
        <table:table-row table:style-name="ro1">
          <table:table-cell office:value-type="string">
            <text:p>Nvidia 8 series</text:p>
          </table:table-cell>
          <table:table-cell table:formula="of:=[.B5]" office:value-type="string" office:string-value="nVPV6">
            <text:p>nVPV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p4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office:value-type="string">
            <text:p>Nvidia 8 series</text:p>
          </table:table-cell>
          <table:table-cell table:formula="of:=[.B6]" office:value-type="string" office:string-value="nVPV6">
            <text:p>nVPV6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string">
            <text:p>clsimd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Nvidia 8 series</text:p>
          </table:table-cell>
          <table:table-cell table:formula="of:=[.B7]" office:value-type="string" office:string-value="nVPV6">
            <text:p>nVPV6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string">
            <text:p>clsimd</text:p>
          </table:table-cell>
          <table:table-cell office:value-type="float" office:value="1.14">
            <text:p>1.14</text:p>
          </table:table-cell>
        </table:table-row>
        <table:table-row table:style-name="ro1">
          <table:table-cell office:value-type="string">
            <text:p>Nvidia 8 series</text:p>
          </table:table-cell>
          <table:table-cell table:formula="of:=[.B8]" office:value-type="string" office:string-value="nVPV6">
            <text:p>nVPV6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string">
            <text:p>clsimd</text:p>
          </table:table-cell>
          <table:table-cell office:value-type="float" office:value="0.93">
            <text:p>0.93</text:p>
          </table:table-cell>
        </table:table-row>
        <table:table-row table:style-name="ro1">
          <table:table-cell office:value-type="string">
            <text:p>Nvidia 8 series</text:p>
          </table:table-cell>
          <table:table-cell table:formula="of:=[.B9]" office:value-type="string" office:string-value="nVPV6">
            <text:p>nVPV6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string">
            <text:p>clsimd null local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Nvidia 8 series</text:p>
          </table:table-cell>
          <table:table-cell office:value-type="string">
            <text:p>nVPV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p4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Nvidia 8 series</text:p>
          </table:table-cell>
          <table:table-cell table:formula="of:=[.B11]" office:value-type="string" office:string-value="nVPV8">
            <text:p>nVPV8</text:p>
          </table:table-cell>
          <table:table-cell office:value-type="float" office:value="-0">
            <text:p>0</text:p>
          </table:table-cell>
          <table:table-cell office:value-type="float" office:value="1024">
            <text:p>1024</text:p>
          </table:table-cell>
          <table:table-cell office:value-type="string">
            <text:p>clsimd null local</text:p>
          </table:table-cell>
          <table:table-cell office:value-type="float" office:value="6.5">
            <text:p>6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30/04/2012</text:date>, <text:time>12:3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Paul Cockshott</meta:initial-creator>
    <meta:creation-date>2011-05-03T22:34:59</meta:creation-date>
    <dc:date>2012-04-30T12:33:39</dc:date>
    <dc:language>en-GB</dc:language>
    <meta:editing-cycles>8</meta:editing-cycles>
    <meta:editing-duration>PT21H46M5S</meta:editing-duration>
    <dc:creator>Paul Cockshott</dc:creator>
    <meta:document-statistic meta:table-count="3" meta:cell-count="351" meta:object-count="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-color="#ffffff"/>
      <style:text-properties fo:font-family="Arial" fo:font-size="13pt" style:font-family-asian="'MS Gothic'" style:font-size-asian="13pt" style:font-family-complex="Tahoma" style:font-size-complex="13pt"/>
    </style:style>
    <style:style style:name="ch3" style:family="chart">
      <style:graphic-properties draw:stroke="none" svg:stroke-color="#b3b3b3" draw:fill="none" draw:fill-color="#e6e6e6"/>
      <style:text-properties fo:font-family="Arial" fo:font-size="8pt" style:font-family-asian="'MS Gothic'" style:font-size-asian="8pt" style:font-family-complex="Tahoma" style:font-size-complex="8pt"/>
    </style:style>
    <style:style style:name="ch4" style:family="chart">
      <style:chart-properties chart:interpolation="cubic-spline" chart:symbol-type="automatic" chart:include-hidden-cells="false" chart:treat-empty-cells="ignore" chart:series-source="rows"/>
    </style:style>
    <style:style style:name="ch5" style:family="chart" style:data-style-name="N0">
      <style:chart-properties chart:display-label="true" chart:logarithmic="true" chart:minimum="1" chart:maximum="17" chart:reverse-direction="false" text:line-break="false" chart:label-arrangement="side-by-side" chart:axis-position="0" chart:axis-label-position="outside-start" chart:tick-mark-position="at-labels"/>
      <style:graphic-properties svg:stroke-color="#b3b3b3"/>
      <style:text-properties fo:font-family="Arial" fo:font-size="8pt" style:font-family-asian="'MS Gothic'" style:font-size-asian="8pt" style:font-family-complex="Tahoma" style:font-size-complex="8pt"/>
    </style:style>
    <style:style style:name="ch6" style:family="chart">
      <style:chart-properties style:rotation-angle="0"/>
      <style:graphic-properties draw:fill-color="#ffffff"/>
      <style:text-properties fo:font-family="Arial" fo:font-size="9pt" style:font-family-asian="'MS Gothic'" style:font-size-asian="9pt" style:font-family-complex="Tahoma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abel-arrangement="side-by-side" chart:axis-position="0" chart:axis-label-position="outside-start" chart:tick-mark-position="at-labels"/>
      <style:graphic-properties svg:stroke-color="#b3b3b3"/>
      <style:text-properties fo:font-family="Arial" fo:font-size="8pt" style:font-family-asian="'MS Gothic'" style:font-size-asian="8pt" style:font-family-complex="Tahoma" style:font-size-complex="8pt"/>
    </style:style>
    <style:style style:name="ch8" style:family="chart">
      <style:chart-properties style:rotation-angle="90"/>
      <style:graphic-properties draw:fill-color="#ffffff"/>
      <style:text-properties fo:font-family="Arial" fo:font-size="9pt" style:font-family-asian="'MS Gothic'" style:font-size-asian="9pt" style:font-family-complex="Tahoma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-dash="Line_20_Style_20_9" svg:stroke-width="0.088cm" svg:stroke-color="#c5000b" draw:fill-color="#c5000b"/>
      <style:text-properties fo:font-family="Arial" fo:font-size="6pt" style:font-family-asian="'MS Gothic'" style:font-size-asian="6pt" style:font-family-complex="Tahoma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regression-type="power"/>
      <style:graphic-properties draw:stroke="dash" draw:stroke-dash="Line_20_Style_20_9" svg:stroke-width="0.088cm" svg:stroke-color="#aecf00" draw:fill-color="#aecf00"/>
      <style:text-properties fo:font-family="Arial" fo:font-size="6pt" style:font-family-asian="'MS Gothic'" style:font-size-asian="6pt" style:font-family-complex="Tahoma" style:font-size-complex="6pt"/>
    </style:style>
    <style:style style:name="ch12" style:family="chart">
      <style:graphic-properties svg:stroke-width="0.1cm" svg:stroke-color="#aecf00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7e0021" draw:fill-color="#7e0021"/>
      <style:text-properties fo:font-family="Arial" fo:font-size="6pt" style:font-family-asian="'MS Gothic'" style:font-size-asian="6pt" style:font-family-complex="Tahoma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regression-type="power"/>
      <style:graphic-properties svg:stroke-width="0.088cm" svg:stroke-color="#579d1c" draw:fill-color="#579d1c"/>
      <style:text-properties fo:font-family="Arial" fo:font-size="6pt" style:font-family-asian="'MS Gothic'" style:font-size-asian="6pt" style:font-family-complex="Tahoma" style:font-size-complex="6pt"/>
    </style:style>
    <style:style style:name="ch15" style:family="chart">
      <style:graphic-properties svg:stroke-width="0.1cm" svg:stroke-color="#579d1c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429cm" svg:height="10.44cm" xlink:href=".." xlink:type="simple" chart:class="chart:scatter" chart:style-name="ch1">
        <chart:title svg:x="8.067cm" svg:y="0.21cm" chart:style-name="ch2">
          <text:p>Time against cores</text:p>
        </chart:title>
        <chart:legend chart:legend-position="bottom" svg:x="1.363cm" svg:y="8.485cm" style:legend-expansion="wide" chart:style-name="ch3"/>
        <chart:plot-area chart:style-name="ch4" table:cell-range-address="Sheet1.A10:Sheet1.M14" chart:data-source-has-labels="column" svg:x="1.451cm" svg:y="0.923cm" svg:width="18.159cm" svg:height="6.746cm">
          <chartooo:coordinate-region svg:x="2.258cm" svg:y="1.083cm" svg:width="17.352cm" svg:height="6.018cm"/>
          <chart:axis chart:dimension="x" chart:name="primary-x" chart:style-name="ch5">
            <chart:title svg:x="8.055cm" svg:y="8.066cm" chart:style-name="ch6">
              <text:p>number of cores compiled for</text:p>
            </chart:title>
          </chart:axis>
          <chart:axis chart:dimension="y" chart:name="primary-y" chart:style-name="ch7">
            <chart:title svg:x="0.409cm" svg:y="6.421cm" chart:style-name="ch8">
              <text:p>time in seconds per iteration</text:p>
            </chart:title>
            <chart:grid chart:style-name="ch9" chart:class="major"/>
          </chart:axis>
          <chart:series chart:style-name="ch10" chart:values-cell-range-address="Sheet1.B11:Sheet1.M11" chart:label-cell-address="Sheet1.A11:Sheet1.A11" chart:class="chart:scatter">
            <chart:domain table:cell-range-address="Sheet1.B10:Sheet1.M10"/>
            <chart:data-point chart:repeated="12"/>
          </chart:series>
          <chart:series chart:style-name="ch11" chart:values-cell-range-address="Sheet1.B12:Sheet1.M12" chart:label-cell-address="Sheet1.A12:Sheet1.A12" chart:class="chart:scatter">
            <chart:regression-curve chart:style-name="ch12"/>
            <chart:data-point chart:repeated="12"/>
          </chart:series>
          <chart:series chart:style-name="ch13" chart:values-cell-range-address="Sheet1.B13:Sheet1.M13" chart:label-cell-address="Sheet1.A13:Sheet1.A13" chart:class="chart:scatter">
            <chart:data-point chart:repeated="12"/>
          </chart:series>
          <chart:series chart:style-name="ch14" chart:values-cell-range-address="Sheet1.B14:Sheet1.M14" chart:label-cell-address="Sheet1.A14:Sheet1.A14" chart:class="chart:scatter">
            <chart:regression-curve chart:style-name="ch15"/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10:Sheet1.M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VPV5 simd</text:p>
                <draw:g>
                  <svg:desc>Sheet1.A11:Sheet1.A11</svg:desc>
                </draw:g>
              </table:table-cell>
              <table:table-cell office:value-type="float" office:value="0.028">
                <text:p>0.028</text:p>
                <draw:g>
                  <svg:desc>Sheet1.B11:Sheet1.M11</svg:desc>
                </draw:g>
              </table:table-cell>
              <table:table-cell office:value-type="float" office:value="0.028">
                <text:p>0.028</text:p>
              </table:table-cell>
              <table:table-cell office:value-type="float" office:value="0.028">
                <text:p>0.028</text:p>
              </table:table-cell>
              <table:table-cell office:value-type="float" office:value="0.028">
                <text:p>0.028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  <table:table-cell office:value-type="float" office:value="0.028">
                <text:p>0.028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VPV8 simd</text:p>
                <draw:g>
                  <svg:desc>Sheet1.A12:Sheet1.A12</svg:desc>
                </draw:g>
              </table:table-cell>
              <table:table-cell office:value-type="float" office:value="0.079">
                <text:p>0.079</text:p>
                <draw:g>
                  <svg:desc>Sheet1.B12:Sheet1.M12</svg:desc>
                </draw:g>
              </table:table-cell>
              <table:table-cell office:value-type="float" office:value="0.042">
                <text:p>0.042</text:p>
              </table:table-cell>
              <table:table-cell office:value-type="float" office:value="0.028">
                <text:p>0.028</text:p>
              </table:table-cell>
              <table:table-cell office:value-type="float" office:value="0.021">
                <text:p>0.021</text:p>
              </table:table-cell>
              <table:table-cell office:value-type="float" office:value="0.0173">
                <text:p>0.0173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1375">
                <text:p>0.01375</text:p>
              </table:table-cell>
              <table:table-cell office:value-type="float" office:value="0.01225">
                <text:p>0.01225</text:p>
              </table:table-cell>
              <table:table-cell office:value-type="float" office:value="0.0105">
                <text:p>0.0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VPV5 scalar</text:p>
                <draw:g>
                  <svg:desc>Sheet1.A13:Sheet1.A13</svg:desc>
                </draw:g>
              </table:table-cell>
              <table:table-cell office:value-type="float" office:value="0.069">
                <text:p>0.069</text:p>
                <draw:g>
                  <svg:desc>Sheet1.B13:Sheet1.M13</svg:desc>
                </draw:g>
              </table:table-cell>
              <table:table-cell office:value-type="float" office:value="0.071">
                <text:p>0.071</text:p>
              </table:table-cell>
              <table:table-cell office:value-type="float" office:value="0.071">
                <text:p>0.071</text:p>
              </table:table-cell>
              <table:table-cell office:value-type="float" office:value="0.077">
                <text:p>0.077</text:p>
              </table:table-cell>
              <table:table-cell office:value-type="float" office:value="0.077">
                <text:p>0.077</text:p>
              </table:table-cell>
              <table:table-cell office:value-type="float" office:value="0.077">
                <text:p>0.077</text:p>
              </table:table-cell>
              <table:table-cell office:value-type="float" office:value="0.077">
                <text:p>0.077</text:p>
              </table:table-cell>
              <table:table-cell office:value-type="float" office:value="0.079">
                <text:p>0.079</text:p>
              </table:table-cell>
              <table:table-cell office:value-type="float" office:value="0.076">
                <text:p>0.076</text:p>
              </table:table-cell>
              <table:table-cell office:value-type="float" office:value="0.071">
                <text:p>0.071</text:p>
              </table:table-cell>
              <table:table-cell office:value-type="float" office:value="0.074">
                <text:p>0.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VPV8 scalar</text:p>
                <draw:g>
                  <svg:desc>Sheet1.A14:Sheet1.A14</svg:desc>
                </draw:g>
              </table:table-cell>
              <table:table-cell office:value-type="float" office:value="0.205">
                <text:p>0.205</text:p>
                <draw:g>
                  <svg:desc>Sheet1.B14:Sheet1.M14</svg:desc>
                </draw:g>
              </table:table-cell>
              <table:table-cell office:value-type="float" office:value="0.101">
                <text:p>0.101</text:p>
              </table:table-cell>
              <table:table-cell office:value-type="float" office:value="0.073">
                <text:p>0.073</text:p>
              </table:table-cell>
              <table:table-cell office:value-type="float" office:value="0.055">
                <text:p>0.055</text:p>
              </table:table-cell>
              <table:table-cell office:value-type="float" office:value="0.042">
                <text:p>0.042</text:p>
              </table:table-cell>
              <table:table-cell office:value-type="float" office:value="0.038">
                <text:p>0.038</text:p>
              </table:table-cell>
              <table:table-cell office:value-type="float" office:value="0.031">
                <text:p>0.031</text:p>
              </table:table-cell>
              <table:table-cell office:value-type="float" office:value="0.033">
                <text:p>0.033</text:p>
              </table:table-cell>
              <table:table-cell office:value-type="float" office:value="0.033">
                <text:p>0.033</text:p>
              </table:table-cell>
              <table:table-cell office:value-type="float" office:value="0.0285">
                <text:p>0.0285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Fine_20_Dashed" draw:display-name="Fine Dashed" draw:style="rect" draw:dots1="1" draw:dots1-length="0.508cm" draw:dots2="1" draw:dots2-length="0.508cm" draw:distance="0.508cm"/>
    <draw:stroke-dash draw:name="Line_20_Style_20_9" draw:display-name="Line Style 9" draw:style="rect" draw:dots1="1" draw:dots1-length="197%" draw:distance="120%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-color="#ffffff"/>
      <style:text-properties fo:font-family="Arial" fo:font-size="13pt" style:font-family-asian="'MS Gothic'" style:font-size-asian="13pt" style:font-family-complex="Tahoma" style:font-size-complex="13pt"/>
    </style:style>
    <style:style style:name="ch3" style:family="chart">
      <style:graphic-properties draw:stroke="none" svg:stroke-color="#b3b3b3" draw:fill="none" draw:fill-color="#e6e6e6"/>
      <style:text-properties fo:font-family="Arial" fo:font-size="8pt" style:font-family-asian="'MS Gothic'" style:font-size-asian="8pt" style:font-family-complex="Tahoma" style:font-size-complex="8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axis-label-position="outside-start" chart:tick-mark-position="at-labels"/>
      <style:graphic-properties svg:stroke-color="#b3b3b3"/>
      <style:text-properties fo:font-family="Arial" fo:font-size="8pt" style:font-family-asian="'MS Gothic'" style:font-size-asian="8pt" style:font-family-complex="Tahoma" style:font-size-complex="8pt"/>
    </style:style>
    <style:style style:name="ch6" style:family="chart">
      <style:chart-properties style:rotation-angle="0"/>
      <style:graphic-properties draw:fill-color="#ffffff"/>
      <style:text-properties fo:font-family="Arial" fo:font-size="9pt" style:font-family-asian="'MS Gothic'" style:font-size-asian="9pt" style:font-family-complex="Tahoma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abel-arrangement="side-by-side" chart:axis-position="start"/>
      <style:graphic-properties svg:stroke-color="#b3b3b3"/>
      <style:text-properties fo:font-family="Arial" fo:font-size="8pt" style:font-family-asian="'MS Gothic'" style:font-size-asian="8pt" style:font-family-complex="Tahoma" style:font-size-complex="8pt"/>
    </style:style>
    <style:style style:name="ch8" style:family="chart">
      <style:chart-properties style:rotation-angle="90"/>
      <style:graphic-properties draw:fill-color="#ffffff"/>
      <style:text-properties fo:font-family="Arial" fo:font-size="9pt" style:font-family-asian="'MS Gothic'" style:font-size-asian="9pt" style:font-family-complex="Tahoma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draw:stroke="dash" draw:stroke-dash="Fine_20_Dashed_20__28_var_29_" svg:stroke-width="0.088cm" svg:stroke-color="#579d1c" draw:fill-color="#579d1c"/>
      <style:text-properties fo:font-family="Arial" fo:font-size="6pt" style:font-family-asian="'MS Gothic'" style:font-size-asian="6pt" style:font-family-complex="Tahoma" style:font-size-complex="6pt"/>
    </style:style>
    <style:style style:name="ch11" style:family="chart" style:data-style-name="N0">
      <style:chart-properties chart:symbol-type="none"/>
      <style:graphic-properties draw:stroke="dash" draw:stroke-dash="Fine_20_Dashed_20__28_var_29_" svg:stroke-width="0.088cm" svg:stroke-color="#7e0021" draw:fill-color="#7e0021"/>
      <style:text-properties fo:font-family="Arial" fo:font-size="6pt" style:font-family-asian="'MS Gothic'" style:font-size-asian="6pt" style:font-family-complex="Tahoma" style:font-size-complex="6pt"/>
    </style:style>
    <style:style style:name="ch12" style:family="chart" style:data-style-name="N0">
      <style:chart-properties chart:symbol-type="none"/>
      <style:graphic-properties svg:stroke-width="0.088cm" svg:stroke-color="#579d1c" draw:fill-color="#579d1c"/>
      <style:text-properties fo:font-family="Arial" fo:font-size="6pt" style:font-family-asian="'MS Gothic'" style:font-size-asian="6pt" style:font-family-complex="Tahoma" style:font-size-complex="6pt"/>
    </style:style>
    <style:style style:name="ch13" style:family="chart" style:data-style-name="N0">
      <style:chart-properties chart:symbol-type="none"/>
      <style:graphic-properties svg:stroke-width="0.088cm" svg:stroke-color="#7e0021" draw:fill-color="#7e0021"/>
      <style:text-properties fo:font-family="Arial" fo:font-size="6pt" style:font-family-asian="'MS Gothic'" style:font-size-asian="6pt" style:font-family-complex="Tahoma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054cm" svg:height="9.589cm" xlink:href=".." xlink:type="simple" chart:class="chart:line" chart:style-name="ch1">
        <chart:title svg:x="2.009cm" svg:y="0.193cm" chart:style-name="ch2">
          <text:p>run time as function of cores</text:p>
        </chart:title>
        <chart:legend chart:legend-position="end" svg:x="7.323cm" svg:y="3.628cm" style:legend-expansion="high" chart:style-name="ch3"/>
        <chart:plot-area chart:style-name="ch4" table:cell-range-address="Sheet1.A11:Sheet1.K14" chart:data-source-has-labels="column" svg:x="1.136cm" svg:y="0.888cm" svg:width="6.729cm" svg:height="7.56cm">
          <chartooo:coordinate-region svg:x="1.943cm" svg:y="1.049cm" svg:width="5.761cm" svg:height="6.831cm"/>
          <chart:axis chart:dimension="x" chart:name="primary-x" chart:style-name="ch5">
            <chart:title svg:x="3.886cm" svg:y="8.829cm" chart:style-name="ch6">
              <text:p>cores</text:p>
            </chart:title>
          </chart:axis>
          <chart:axis chart:dimension="y" chart:name="primary-y" chart:style-name="ch7">
            <chart:title svg:x="0.221cm" svg:y="5.347cm" chart:style-name="ch8">
              <text:p>run time</text:p>
            </chart:title>
            <chart:grid chart:style-name="ch9" chart:class="major"/>
          </chart:axis>
          <chart:series chart:style-name="ch10" chart:values-cell-range-address="Sheet1.B11:Sheet1.K11" chart:label-cell-address="Sheet1.A11:Sheet1.A11" chart:class="chart:line">
            <chart:data-point chart:repeated="10"/>
          </chart:series>
          <chart:series chart:style-name="ch11" chart:values-cell-range-address="Sheet1.B12:Sheet1.K12" chart:label-cell-address="Sheet1.A12:Sheet1.A12" chart:class="chart:line">
            <chart:data-point chart:repeated="10"/>
          </chart:series>
          <chart:series chart:style-name="ch12" chart:values-cell-range-address="Sheet1.B13:Sheet1.K13" chart:label-cell-address="Sheet1.A13:Sheet1.A13" chart:class="chart:line">
            <chart:data-point chart:repeated="10"/>
          </chart:series>
          <chart:series chart:style-name="ch13" chart:values-cell-range-address="Sheet1.B14:Sheet1.K14" chart:label-cell-address="Sheet1.A14:Sheet1.A14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nVPV5 simd</text:p>
                <draw:g>
                  <svg:desc>Sheet1.A11:Sheet1.A11</svg:desc>
                </draw:g>
              </table:table-cell>
              <table:table-cell office:value-type="float" office:value="0.028">
                <text:p>0.028</text:p>
                <draw:g>
                  <svg:desc>Sheet1.B11:Sheet1.K11</svg:desc>
                </draw:g>
              </table:table-cell>
              <table:table-cell office:value-type="float" office:value="0.028">
                <text:p>0.028</text:p>
              </table:table-cell>
              <table:table-cell office:value-type="float" office:value="0.028">
                <text:p>0.028</text:p>
              </table:table-cell>
              <table:table-cell office:value-type="float" office:value="0.028">
                <text:p>0.028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  <table:table-cell office:value-type="float" office:value="0.028">
                <text:p>0.028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nVPV8 simd</text:p>
                <draw:g>
                  <svg:desc>Sheet1.A12:Sheet1.A12</svg:desc>
                </draw:g>
              </table:table-cell>
              <table:table-cell office:value-type="float" office:value="0.079">
                <text:p>0.079</text:p>
                <draw:g>
                  <svg:desc>Sheet1.B12:Sheet1.K12</svg:desc>
                </draw:g>
              </table:table-cell>
              <table:table-cell office:value-type="float" office:value="0.042">
                <text:p>0.042</text:p>
              </table:table-cell>
              <table:table-cell office:value-type="float" office:value="0.028">
                <text:p>0.028</text:p>
              </table:table-cell>
              <table:table-cell office:value-type="float" office:value="0.021">
                <text:p>0.021</text:p>
              </table:table-cell>
              <table:table-cell office:value-type="float" office:value="0.0173">
                <text:p>0.0173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1375">
                <text:p>0.01375</text:p>
              </table:table-cell>
              <table:table-cell office:value-type="float" office:value="0.01225">
                <text:p>0.01225</text:p>
              </table:table-cell>
            </table:table-row>
            <table:table-row>
              <table:table-cell office:value-type="string">
                <text:p>NVPV5 scalar</text:p>
                <draw:g>
                  <svg:desc>Sheet1.A13:Sheet1.A13</svg:desc>
                </draw:g>
              </table:table-cell>
              <table:table-cell office:value-type="float" office:value="0.069">
                <text:p>0.069</text:p>
                <draw:g>
                  <svg:desc>Sheet1.B13:Sheet1.K13</svg:desc>
                </draw:g>
              </table:table-cell>
              <table:table-cell office:value-type="float" office:value="0.071">
                <text:p>0.071</text:p>
              </table:table-cell>
              <table:table-cell office:value-type="float" office:value="0.071">
                <text:p>0.071</text:p>
              </table:table-cell>
              <table:table-cell office:value-type="float" office:value="0.077">
                <text:p>0.077</text:p>
              </table:table-cell>
              <table:table-cell office:value-type="float" office:value="0.077">
                <text:p>0.077</text:p>
              </table:table-cell>
              <table:table-cell office:value-type="float" office:value="0.077">
                <text:p>0.077</text:p>
              </table:table-cell>
              <table:table-cell office:value-type="float" office:value="0.077">
                <text:p>0.077</text:p>
              </table:table-cell>
              <table:table-cell office:value-type="float" office:value="0.079">
                <text:p>0.079</text:p>
              </table:table-cell>
              <table:table-cell office:value-type="float" office:value="0.076">
                <text:p>0.076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NVPV8 scalar</text:p>
                <draw:g>
                  <svg:desc>Sheet1.A14:Sheet1.A14</svg:desc>
                </draw:g>
              </table:table-cell>
              <table:table-cell office:value-type="float" office:value="0.205">
                <text:p>0.205</text:p>
                <draw:g>
                  <svg:desc>Sheet1.B14:Sheet1.K14</svg:desc>
                </draw:g>
              </table:table-cell>
              <table:table-cell office:value-type="float" office:value="0.101">
                <text:p>0.101</text:p>
              </table:table-cell>
              <table:table-cell office:value-type="float" office:value="0.073">
                <text:p>0.073</text:p>
              </table:table-cell>
              <table:table-cell office:value-type="float" office:value="0.055">
                <text:p>0.055</text:p>
              </table:table-cell>
              <table:table-cell office:value-type="float" office:value="0.042">
                <text:p>0.042</text:p>
              </table:table-cell>
              <table:table-cell office:value-type="float" office:value="0.038">
                <text:p>0.038</text:p>
              </table:table-cell>
              <table:table-cell office:value-type="float" office:value="0.031">
                <text:p>0.031</text:p>
              </table:table-cell>
              <table:table-cell office:value-type="float" office:value="0.033">
                <text:p>0.033</text:p>
              </table:table-cell>
              <table:table-cell office:value-type="float" office:value="0.033">
                <text:p>0.033</text:p>
              </table:table-cell>
              <table:table-cell office:value-type="float" office:value="0.0285">
                <text:p>0.02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Fine_20_Dashed_20__28_var_29_" draw:display-name="Fine Dashed (var)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-color="#ffffff"/>
      <style:text-properties fo:font-family="Arial" fo:font-size="13pt" style:font-family-asian="'MS Gothic'" style:font-size-asian="13pt" style:font-family-complex="Tahoma" style:font-size-complex="13pt"/>
    </style:style>
    <style:style style:name="ch3" style:family="chart">
      <style:graphic-properties draw:stroke="none" svg:stroke-color="#b3b3b3" draw:fill="none" draw:fill-color="#e6e6e6"/>
      <style:text-properties fo:font-family="Arial" fo:font-size="8pt" style:font-family-asian="'MS Gothic'" style:font-size-asian="8pt" style:font-family-complex="Tahoma" style:font-size-complex="8pt"/>
    </style:style>
    <style:style style:name="ch4" style:family="chart">
      <style:chart-properties chart:symbol-type="automatic" chart:include-hidden-cells="false" chart:treat-empty-cells="ignore" chart:series-source="rows" chart:regression-type="power"/>
    </style:style>
    <style:style style:name="ch5" style:family="chart" style:data-style-name="N0">
      <style:chart-properties chart:display-label="true" chart:logarithmic="true" chart:reverse-direction="false" text:line-break="false" chart:label-arrangement="side-by-side" chart:axis-position="0" chart:axis-label-position="outside-start" chart:tick-mark-position="at-labels"/>
      <style:graphic-properties svg:stroke-color="#b3b3b3"/>
      <style:text-properties fo:font-family="Arial" fo:font-size="8pt" style:font-family-asian="'MS Gothic'" style:font-size-asian="8pt" style:font-family-complex="Tahoma" style:font-size-complex="8pt"/>
    </style:style>
    <style:style style:name="ch6" style:family="chart">
      <style:chart-properties style:rotation-angle="0"/>
      <style:graphic-properties draw:fill-color="#ffffff"/>
      <style:text-properties fo:font-family="Arial" fo:font-size="9pt" style:font-family-asian="'MS Gothic'" style:font-size-asian="9pt" style:font-family-complex="Tahoma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abel-arrangement="side-by-side" chart:axis-position="0" chart:axis-label-position="outside-start" chart:tick-mark-position="at-labels"/>
      <style:graphic-properties svg:stroke-color="#b3b3b3"/>
      <style:text-properties fo:font-family="Arial" fo:font-size="8pt" style:font-family-asian="'MS Gothic'" style:font-size-asian="8pt" style:font-family-complex="Tahoma" style:font-size-complex="8pt"/>
    </style:style>
    <style:style style:name="ch8" style:family="chart">
      <style:chart-properties style:rotation-angle="90"/>
      <style:graphic-properties draw:fill-color="#ffffff"/>
      <style:text-properties fo:font-family="Arial" fo:font-size="9pt" style:font-family-asian="'MS Gothic'" style:font-size-asian="9pt" style:font-family-complex="Tahoma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power"/>
      <style:graphic-properties svg:stroke-width="0.088cm" svg:stroke-color="#004586" draw:fill-color="#004586"/>
      <style:text-properties fo:font-family="Arial" fo:font-size="6pt" style:font-family-asian="'MS Gothic'" style:font-size-asian="6pt" style:font-family-complex="Tahoma" style:font-size-complex="6pt"/>
    </style:style>
    <style:style style:name="ch11" style:family="chart">
      <style:graphic-properties svg:stroke-width="0.1cm"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72cm" svg:height="8.767cm" xlink:href=".." xlink:type="simple" chart:class="chart:scatter" chart:style-name="ch1">
        <chart:title svg:x="5.491cm" svg:y="0.176cm" chart:style-name="ch2">
          <text:p>performance chart for Cell</text:p>
        </chart:title>
        <chart:legend chart:legend-position="bottom" svg:x="1.722cm" svg:y="7.705cm" style:legend-expansion="wide" chart:style-name="ch3"/>
        <chart:plot-area chart:style-name="ch4" table:cell-range-address="Sheet1.A41:Sheet1.E42" chart:data-source-has-labels="column" svg:x="1.324cm" svg:y="0.854cm" svg:width="14.966cm" svg:height="5.94cm">
          <chartooo:coordinate-region svg:x="2.131cm" svg:y="1.015cm" svg:width="13.999cm" svg:height="5.211cm"/>
          <chart:axis chart:dimension="x" chart:name="primary-x" chart:style-name="ch5">
            <chart:title svg:x="6.498cm" svg:y="7.156cm" chart:style-name="ch6">
              <text:p>number of spe equivalents</text:p>
            </chart:title>
          </chart:axis>
          <chart:axis chart:dimension="y" chart:name="primary-y" chart:style-name="ch7">
            <chart:title svg:x="0.34cm" svg:y="4.225cm" chart:style-name="ch8">
              <text:p>time</text:p>
            </chart:title>
            <chart:grid chart:style-name="ch9" chart:class="major"/>
          </chart:axis>
          <chart:series chart:style-name="ch10" chart:values-cell-range-address="Sheet1.B42:Sheet1.E42" chart:label-cell-address="Sheet1.A42:Sheet1.A42" chart:class="chart:scatter">
            <chart:domain table:cell-range-address="Sheet1.B41:Sheet1.E41"/>
            <chart:regression-curve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.166">
                <text:p>0.166</text:p>
                <draw:g>
                  <svg:desc>Sheet1.B41:Sheet1.E41</svg:desc>
                </draw:g>
              </table:table-cell>
              <table:table-cell office:value-type="float" office:value="1.166">
                <text:p>1.166</text:p>
              </table:table-cell>
              <table:table-cell office:value-type="float" office:value="2.166">
                <text:p>2.166</text:p>
              </table:table-cell>
              <table:table-cell office:value-type="float" office:value="4.166">
                <text:p>4.166</text:p>
              </table:table-cell>
            </table:table-row>
            <table:table-row>
              <table:table-cell office:value-type="string">
                <text:p>nVPV5 cell simd</text:p>
                <draw:g>
                  <svg:desc>Sheet1.A42:Sheet1.A42</svg:desc>
                </draw:g>
              </table:table-cell>
              <table:table-cell office:value-type="float" office:value="0.705">
                <text:p>0.705</text:p>
                <draw:g>
                  <svg:desc>Sheet1.B42:Sheet1.E42</svg:desc>
                </draw:g>
              </table:table-cell>
              <table:table-cell office:value-type="float" office:value="0.175">
                <text:p>0.175</text:p>
              </table:table-cell>
              <table:table-cell office:value-type="float" office:value="0.097">
                <text:p>0.097</text:p>
              </table:table-cell>
              <table:table-cell office:value-type="float" office:value="0.061">
                <text:p>0.0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family="Arial" fo:font-size="24.7999992370605pt" style:font-family-asian="'MS Gothic'" style:font-size-asian="24.7999992370605pt" style:font-family-complex="Tahoma" style:font-size-complex="24.7999992370605pt"/>
    </style:style>
    <style:style style:name="ch3" style:family="chart">
      <style:graphic-properties draw:fill="solid" draw:fill-color="#d9d9d9"/>
      <style:text-properties fo:font-family="Arial" fo:font-size="11.3999996185303pt" style:font-family-asian="'MS Gothic'" style:font-size-asian="11.3999996185303pt" style:font-family-complex="Tahoma" style:font-size-complex="11.3999996185303pt"/>
    </style:style>
    <style:style style:name="ch4" style:family="chart">
      <style:chart-properties chart:symbol-type="automatic" chart:treat-empty-cells="ignore" chart:regression-type="power"/>
    </style:style>
    <style:style style:name="ch5" style:family="chart" style:data-style-name="N0">
      <style:chart-properties chart:display-label="true" chart:logarithmic="true" chart:maximum="20" chart:reverse-direction="false" text:line-break="true" chart:label-arrangement="side-by-side" chart:axis-position="0" chart:axis-label-position="outside-start" chart:tick-mark-position="at-labels"/>
      <style:text-properties fo:font-family="Arial" fo:font-size="13.3999996185303pt" style:font-family-asian="'MS Gothic'" style:font-size-asian="13.3999996185303pt" style:font-family-complex="Tahoma" style:font-size-complex="13.3999996185303pt"/>
    </style:style>
    <style:style style:name="ch6" style:family="chart">
      <style:chart-properties style:rotation-angle="0"/>
      <style:text-properties fo:font-family="Arial" fo:font-size="17.2000007629395pt" style:font-family-asian="'MS Gothic'" style:font-size-asian="17.2000007629395pt" style:font-family-complex="Tahoma" style:font-size-complex="17.2000007629395pt"/>
    </style:style>
    <style:style style:name="ch7" style:family="chart" style:data-style-name="N0">
      <style:chart-properties chart:display-label="true" chart:logarithmic="true" chart:reverse-direction="false" text:line-break="false" chart:label-arrangement="side-by-side" chart:axis-position="0" chart:axis-label-position="outside-start" chart:tick-mark-position="at-labels"/>
      <style:text-properties fo:font-family="Arial" fo:font-size="13.3999996185303pt" style:font-family-asian="'MS Gothic'" style:font-size-asian="13.3999996185303pt" style:font-family-complex="Tahoma" style:font-size-complex="13.3999996185303pt"/>
    </style:style>
    <style:style style:name="ch8" style:family="chart">
      <style:chart-properties style:rotation-angle="90"/>
      <style:text-properties fo:font-family="Arial" fo:font-size="17.2000007629395pt" style:font-family-asian="'MS Gothic'" style:font-size-asian="17.2000007629395pt" style:font-family-complex="Tahoma" style:font-size-complex="17.2000007629395pt"/>
    </style:style>
    <style:style style:name="ch9" style:family="chart" style:data-style-name="N0">
      <style:chart-properties chart:symbol-type="automatic" chart:symbol-width="0.199cm" chart:symbol-height="0.199cm" chart:regression-type="power"/>
      <style:graphic-properties draw:stroke="none" svg:stroke-color="#993366" draw:fill-color="#993366"/>
      <style:text-properties fo:font-family="Arial" fo:font-size="11.3999996185303pt" style:font-family-asian="'MS Gothic'" style:font-size-asian="11.3999996185303pt" style:font-family-complex="Tahoma" style:font-size-complex="11.3999996185303pt"/>
    </style:style>
    <style:style style:name="ch10" style:family="chart">
      <style:graphic-properties svg:stroke-width="0.05cm" svg:stroke-color="#b84747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999999"/>
    </style:style>
  </office:automatic-styles>
  <office:body>
    <office:chart>
      <chart:chart svg:width="21.132cm" svg:height="13.432cm" xlink:href=".." xlink:type="simple" chart:class="chart:scatter" chart:style-name="ch1">
        <chart:title svg:x="3.887cm" svg:y="0.268cm" chart:style-name="ch2">
          <text:p>timing of n bodies with rising cores</text:p>
        </chart:title>
        <chart:legend chart:legend-position="end" svg:x="16.059cm" svg:y="5.842cm" style:legend-expansion="high" chart:style-name="ch3"/>
        <chart:plot-area chart:style-name="ch4" table:cell-range-address="Sheet2.A2:Sheet2.B66" chart:data-source-has-labels="row" svg:x="0.42cm" svg:y="1.693cm" svg:width="14.549cm" svg:height="11.384cm">
          <chartooo:coordinate-region svg:x="1.862cm" svg:y="1.958cm" svg:width="12.841cm" svg:height="10.34cm"/>
          <chart:axis chart:dimension="x" chart:name="primary-x" chart:style-name="ch5">
            <chart:title svg:x="8.102cm" svg:y="12.396cm" chart:style-name="ch6">
              <text:p>Cores</text:p>
            </chart:title>
            <chart:grid chart:class="major"/>
          </chart:axis>
          <chart:axis chart:dimension="y" chart:name="primary-y" chart:style-name="ch7">
            <chart:title svg:x="0.42cm" svg:y="7.134cm" chart:style-name="ch8">
              <text:p>time</text:p>
            </chart:title>
            <chart:grid chart:class="major"/>
          </chart:axis>
          <chart:series chart:style-name="ch9" chart:values-cell-range-address="Sheet2.B3:Sheet2.B66" chart:label-cell-address="Sheet2.B2:Sheet2.B2" chart:class="chart:scatter">
            <chart:domain table:cell-range-address="Sheet2.A3:Sheet2.A66"/>
            <chart:regression-curve chart:style-name="ch10"/>
            <chart:data-point chart:repeated="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8 simd</text:p>
                <draw:g>
                  <svg:desc>Sheet2.B2:Sheet2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3:Sheet2.A66</svg:desc>
                </draw:g>
              </table:table-cell>
              <table:table-cell office:value-type="float" office:value="0.03225">
                <text:p>0.03225</text:p>
                <draw:g>
                  <svg:desc>Sheet2.B3:Sheet2.B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225">
                <text:p>0.03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01675">
                <text:p>0.01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01675">
                <text:p>0.01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.01225">
                <text:p>0.01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00825">
                <text:p>0.008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.00725">
                <text:p>0.007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0.00725">
                <text:p>0.007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0.00875">
                <text:p>0.00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0.00775">
                <text:p>0.00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.00675">
                <text:p>0.00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0.01025">
                <text:p>0.010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0.00575">
                <text:p>0.005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0.00775">
                <text:p>0.007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0.00725">
                <text:p>0.00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0.00675">
                <text:p>0.006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0.00675">
                <text:p>0.006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">
                <text:p>12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">
                <text:p>1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">
                <text:p>1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">
                <text:p>13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0.00575">
                <text:p>0.005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">
                <text:p>14</text:p>
              </table:table-cell>
              <table:table-cell office:value-type="float" office:value="0.00575">
                <text:p>0.005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">
                <text:p>1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">
                <text:p>1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">
                <text:p>1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  <table:table-cell office:value-type="float" office:value="0.00525">
                <text:p>0.005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">
                <text:p>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">
                <text:p>15</text:p>
              </table:table-cell>
              <table:table-cell office:value-type="float" office:value="0.00525">
                <text:p>0.005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0.00475">
                <text:p>0.004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">
                <text:p>16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">
                <text:p>16</text:p>
              </table:table-cell>
              <table:table-cell office:value-type="float" office:value="0.00525">
                <text:p>0.005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">
                <text:p>16</text:p>
              </table:table-cell>
              <table:table-cell office:value-type="float" office:value="0.0065">
                <text:p>0.00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family="Arial" fo:font-size="21.5pt" style:font-family-asian="'MS Gothic'" style:font-size-asian="21.5pt" style:font-family-complex="Tahoma" style:font-size-complex="21.5pt"/>
    </style:style>
    <style:style style:name="ch3" style:family="chart">
      <style:graphic-properties draw:fill="solid" draw:fill-color="#d9d9d9"/>
      <style:text-properties fo:font-family="Arial" fo:font-size="9.89999961853027pt" style:font-family-asian="'MS Gothic'" style:font-size-asian="9.89999961853027pt" style:font-family-complex="Tahoma" style:font-size-complex="9.89999961853027pt"/>
    </style:style>
    <style:style style:name="ch4" style:family="chart">
      <style:chart-properties chart:symbol-type="automatic" chart:treat-empty-cells="ignore" chart:regression-type="power"/>
    </style:style>
    <style:style style:name="ch5" style:family="chart" style:data-style-name="N0">
      <style:chart-properties chart:display-label="true" chart:logarithmic="true" chart:minimum="1" chart:maximum="100" chart:interval-minor-divisor="1" chart:reverse-direction="false" text:line-break="true" chart:label-arrangement="side-by-side" chart:axis-position="0" chart:axis-label-position="outside-start" chart:tick-mark-position="at-labels"/>
      <style:text-properties fo:font-family="Arial" fo:font-size="11.5pt" style:font-family-asian="'MS Gothic'" style:font-size-asian="11.5pt" style:font-family-complex="Tahoma" style:font-size-complex="11.5pt"/>
    </style:style>
    <style:style style:name="ch6" style:family="chart">
      <style:chart-properties style:rotation-angle="0"/>
      <style:text-properties fo:font-family="Arial" fo:font-size="14.8000001907349pt" style:font-family-asian="'MS Gothic'" style:font-size-asian="14.8000001907349pt" style:font-family-complex="Tahoma" style:font-size-complex="14.8000001907349pt"/>
    </style:style>
    <style:style style:name="ch7" style:family="chart" style:data-style-name="N0">
      <style:chart-properties chart:display-label="true" chart:logarithmic="true" chart:reverse-direction="false" text:line-break="false" chart:label-arrangement="side-by-side" chart:axis-position="0" chart:axis-label-position="outside-start" chart:tick-mark-position="at-labels"/>
      <style:text-properties fo:font-family="Arial" fo:font-size="11.5pt" style:font-family-asian="'MS Gothic'" style:font-size-asian="11.5pt" style:font-family-complex="Tahoma" style:font-size-complex="11.5pt"/>
    </style:style>
    <style:style style:name="ch8" style:family="chart">
      <style:chart-properties style:rotation-angle="90"/>
      <style:text-properties fo:font-family="Arial" fo:font-size="14.8000001907349pt" style:font-family-asian="'MS Gothic'" style:font-size-asian="14.8000001907349pt" style:font-family-complex="Tahoma" style:font-size-complex="14.8000001907349pt"/>
    </style:style>
    <style:style style:name="ch9" style:family="chart" style:data-style-name="N0">
      <style:chart-properties chart:symbol-type="automatic" chart:symbol-width="0.173cm" chart:symbol-height="0.173cm" chart:regression-type="power"/>
      <style:graphic-properties draw:stroke="none" svg:stroke-color="#993366" draw:fill-color="#993366"/>
      <style:text-properties fo:font-family="Arial" fo:font-size="9.89999961853027pt" style:font-family-asian="'MS Gothic'" style:font-size-asian="9.89999961853027pt" style:font-family-complex="Tahoma" style:font-size-complex="9.89999961853027pt"/>
    </style:style>
    <style:style style:name="ch10" style:family="chart">
      <style:graphic-properties svg:stroke-width="0.1cm" svg:stroke-color="#993366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999999"/>
    </style:style>
  </office:automatic-styles>
  <office:body>
    <office:chart>
      <chart:chart svg:width="13.327cm" svg:height="11.597cm" xlink:href=".." xlink:type="simple" chart:class="chart:scatter" chart:style-name="ch1">
        <chart:title svg:x="2.959cm" svg:y="0.23cm" chart:style-name="ch2">
          <text:p>hyperthreading region</text:p>
        </chart:title>
        <chart:legend chart:legend-position="end" svg:x="9.387cm" svg:y="5.046cm" style:legend-expansion="high" chart:style-name="ch3"/>
        <chart:plot-area chart:style-name="ch4" table:cell-range-address="Sheet2.A31:Sheet2.B66" svg:x="0.266cm" svg:y="1.527cm" svg:width="9.11cm" svg:height="9.838cm">
          <chartooo:coordinate-region svg:x="1.47cm" svg:y="1.753cm" svg:width="7.587cm" svg:height="8.912cm"/>
          <chart:axis chart:dimension="x" chart:name="primary-x" chart:style-name="ch5">
            <chart:title svg:x="5.254cm" svg:y="10.784cm" chart:style-name="ch6">
              <text:p>cores</text:p>
            </chart:title>
            <chart:grid chart:class="major"/>
          </chart:axis>
          <chart:axis chart:dimension="y" chart:name="primary-y" chart:style-name="ch7">
            <chart:title svg:x="0.266cm" svg:y="6.195cm" chart:style-name="ch8">
              <text:p>time</text:p>
            </chart:title>
            <chart:grid chart:class="major"/>
          </chart:axis>
          <chart:series chart:style-name="ch9" chart:values-cell-range-address="Sheet2.B31:Sheet2.B66" chart:class="chart:scatter">
            <chart:domain table:cell-range-address="Sheet2.A31:Sheet2.A66"/>
            <chart:regression-curve chart:style-name="ch10"/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2.A31:Sheet2.A66</svg:desc>
                </draw:g>
              </table:table-cell>
              <table:table-cell office:value-type="float" office:value="0.00775">
                <text:p>0.00775</text:p>
                <draw:g>
                  <svg:desc>Sheet2.B31:Sheet2.B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00725">
                <text:p>0.007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0675">
                <text:p>0.00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675">
                <text:p>0.006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0.00575">
                <text:p>0.005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0.00575">
                <text:p>0.005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">
                <text:p>1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">
                <text:p>1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0.00525">
                <text:p>0.005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0.00525">
                <text:p>0.005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0.00475">
                <text:p>0.004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0.00525">
                <text:p>0.005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0.0065">
                <text:p>0.00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